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ne Time Costs</text:p>
          </table:table-cell>
          <table:table-cell/>
          <table:table-cell office:value-type="string" calcext:value-type="string">
            <text:p>Parts Cost</text:p>
          </table:table-cell>
          <table:table-cell table:style-name="Default"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Number of Badges</text:p>
          </table:table-cell>
          <table:table-cell office:value-type="string" calcext:value-type="string">
            <text:p>Cost per Badge</text:p>
          </table:table-cell>
          <table:table-cell office:value-type="string" calcext:value-type="string">
            <text:p>Badge Pric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Tax</text:p>
          </table:table-cell>
          <table:table-cell table:formula="of:=SUM([.B$1:.B$1048576])+SUM([.D$1:.D$1048576])+SUM([.E$1:.E$1048576])" office:value-type="float" office:value="368.51585" calcext:value-type="float">
            <text:p>368.51585</text:p>
          </table:table-cell>
          <table:table-cell office:value-type="float" office:value="50" calcext:value-type="float">
            <text:p>50</text:p>
          </table:table-cell>
          <table:table-cell table:formula="of:=[.F2]/[.G2]" office:value-type="float" office:value="7.370317" calcext:value-type="float">
            <text:p>7.370317</text:p>
          </table:table-cell>
          <table:table-cell office:value-type="float" office:value="20" calcext:value-type="float">
            <text:p>20</text:p>
          </table:table-cell>
          <table:table-cell table:formula="of:=([.I2]*[.G2])-[.F2]" office:value-type="float" office:value="631.48415" calcext:value-type="float">
            <text:p>631.48415</text:p>
          </table:table-cell>
        </table:table-row>
        <table:table-row table:style-name="ro1">
          <table:table-cell office:value-type="string" calcext:value-type="string">
            <text:p>Prototype</text:p>
          </table:table-cell>
          <table:table-cell table:style-name="ce1" office:value-type="currency" office:currency="USD" office:value="15" calcext:value-type="currency">
            <text:p>$15.00</text:p>
          </table:table-cell>
          <table:table-cell office:value-type="string" calcext:value-type="string">
            <text:p>China BOM</text:p>
          </table:table-cell>
          <table:table-cell office:value-type="currency" office:currency="USD" office:value="198.69" calcext:value-type="currency">
            <text:p>$198.69</text:p>
          </table:table-cell>
          <table:table-cell table:formula="of:=[.D3]*0.0975" office:value-type="currency" office:currency="USD" office:value="19.372275" calcext:value-type="currency">
            <text:p>$19.37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/>
          <table:table-cell table:style-name="ce1"/>
          <table:table-cell office:value-type="string" calcext:value-type="string">
            <text:p>Board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[.D4]*0.0975" office:value-type="currency" office:currency="USD" office:value="2.6325" calcext:value-type="currency">
            <text:p>$2.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gikey BOM</text:p>
          </table:table-cell>
          <table:table-cell office:value-type="currency" office:currency="USD" office:value="32.37" calcext:value-type="currency">
            <text:p>$32.37</text:p>
          </table:table-cell>
          <table:table-cell table:formula="of:=[.D5]*0.0975" office:value-type="currency" office:currency="USD" office:value="3.156075" calcext:value-type="currency">
            <text:p>$3.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ipping (board)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[.D6]*0.0975" office:value-type="currency" office:currency="USD" office:value="1.56" calcext:value-type="currency">
            <text:p>$1.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ipping (digikey)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D7]*0.0975" office:value-type="currency" office:currency="USD" office:value="0.195" calcext:value-type="currency">
            <text:p>$0.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rds</text:p>
          </table:table-cell>
          <table:table-cell table:style-name="Default" office:value-type="float" office:value="50.54" calcext:value-type="float">
            <text:p>50.54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22:03:45.772502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2:13:51.931851802</meta:creation-date>
    <dc:date>2022-12-13T22:04:46.724790870</dc:date>
    <meta:editing-duration>PT37M55S</meta:editing-duration>
    <meta:editing-cycles>6</meta:editing-cycles>
    <meta:generator>LibreOffice/7.0.4.2$Linux_X86_64 LibreOffice_project/00$Build-2</meta:generator>
    <meta:document-statistic meta:table-count="1" meta:cell-count="36" meta:object-count="0"/>
  </office:meta>
</office:document-meta>
</file>